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ListParagraph" style:list-style-name="LFO1" style:family="paragraph">
      <style:paragraph-properties fo:margin-bottom="0in" fo:line-height="100%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P13" style:parent-style-name="ListParagraph" style:list-style-name="LFO1" style:family="paragraph">
      <style:paragraph-properties fo:margin-bottom="0in" fo:line-height="100%" fo:background-color="#E2EFD9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We provide support for the following<text:s/>products:</text:p>
      <text:list text:style-name="LFO1" text:continue-numbering="true">
        <text:list-item>
          <text:p text:style-name="P2"><text:span text:style-name="T3">&lt;&lt;foreach [in<text:s/></text:span><text:span text:style-name="T4">products</text:span><text:span text:style-name="T5">]&gt;&gt;</text:span><text:span text:style-name="T6">&lt;&lt;if [</text:span><text:span text:style-name="T7">IndexOf</text:span><text:span text:style-name="T8">() % 2 == 0]&gt;&gt;</text:span><text:span text:style-name="T9">&lt;&lt;[</text:span><text:span text:style-name="T10">Product</text:span><text:span text:style-name="T11">Name</text:span><text:span text:style-name="T12">]&gt;&gt;</text:span></text:p>
        </text:list-item>
        <text:list-item>
          <text:p text:style-name="P13"><text:span text:style-name="T14">&lt;&lt;else&gt;&gt;&lt;&lt;[</text:span><text:span text:style-name="T15">Product</text:span><text:span text:style-name="T16">Name</text:span><text:span text:style-name="T17">]&gt;&gt;</text:span></text:p>
        </text:list-item>
      </text:list>
      <text:p text:style-name="Normal"><text:span text:style-name="T18">&lt;&lt;/if&gt;&gt;&lt;&lt;/foreach&gt;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7:05:00Z</meta:creation-date>
    <dc:date>2015-12-14T07:05:00Z</dc:date>
    <meta:template xlink:href="Normal" xlink:type="simple"/>
    <meta:editing-cycles>2</meta:editing-cycles>
    <meta:editing-duration>PT0S</meta:editing-duration>
    <meta:document-statistic meta:page-count="1" meta:paragraph-count="1" meta:word-count="24" meta:character-count="162" meta:row-count="1" meta:non-whitespace-character-count="139"/>
  </office:meta>
</office:document-meta>
</file>